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0beb" officeooo:paragraph-rsid="00070beb"/>
    </style:style>
    <style:style style:name="T1" style:family="text">
      <style:text-properties officeooo:rsid="00048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简单的<text:span text:style-name="T1">web服务器</text:span></text:p>
      <text:p text:style-name="Text_20_body"/>
      <text:p text:style-name="P1">多种通信模式：TCP/UDP</text:p>
      <text:p text:style-name="P1">日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21:53:30.911232033</meta:creation-date>
    <dc:date>2014-05-25T14:40:12.902016920</dc:date>
    <meta:editing-duration>PT1H16M2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3" meta:word-count="17" meta:character-count="25" meta:non-whitespace-character-count="25"/>
  </office:meta>
</office:document-meta>
</file>